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0.856222152709961" calcext:value-type="float">
            <text:p>0.856222152709961</text:p>
          </table:table-cell>
          <table:table-cell office:value-type="float" office:value="0.965473592281342" calcext:value-type="float">
            <text:p>0.965473592281342</text:p>
          </table:table-cell>
          <table:table-cell office:value-type="float" office:value="0.489694744348526" calcext:value-type="float">
            <text:p>0.489694744348526</text:p>
          </table:table-cell>
          <table:table-cell office:value-type="float" office:value="0.966616809368134" calcext:value-type="float">
            <text:p>0.96661680936813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.839378893375397" calcext:value-type="float">
            <text:p>0.839378893375397</text:p>
          </table:table-cell>
          <table:table-cell office:value-type="float" office:value="0.628671884536743" calcext:value-type="float">
            <text:p>0.628671884536743</text:p>
          </table:table-cell>
          <table:table-cell office:value-type="float" office:value="0.869871020317078" calcext:value-type="float">
            <text:p>0.86987102031707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.964614629745483" calcext:value-type="float">
            <text:p>0.964614629745483</text:p>
          </table:table-cell>
          <table:table-cell office:value-type="float" office:value="0.925602614879608" calcext:value-type="float">
            <text:p>0.925602614879608</text:p>
          </table:table-cell>
          <table:table-cell office:value-type="float" office:value="0.939235508441925" calcext:value-type="float">
            <text:p>0.93923550844192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.479775547981262" calcext:value-type="float">
            <text:p>0.479775547981262</text:p>
          </table:table-cell>
          <table:table-cell office:value-type="float" office:value="0.854743659496307" calcext:value-type="float">
            <text:p>0.854743659496307</text:p>
          </table:table-cell>
          <table:table-cell office:value-type="float" office:value="0.948430061340332" calcext:value-type="float">
            <text:p>0.948430061340332</text:p>
          </table:table-cell>
          <table:table-cell office:value-type="float" office:value="0.911745548248291" calcext:value-type="float">
            <text:p>0.91174554824829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1-2</text:p>
          </table:table-cell>
          <table:table-cell office:value-type="float" office:value="0.945748031139374" calcext:value-type="float">
            <text:p>0.945748031139374</text:p>
          </table:table-cell>
          <table:table-cell office:value-type="float" office:value="0.682898342609406" calcext:value-type="float">
            <text:p>0.682898342609406</text:p>
          </table:table-cell>
          <table:table-cell office:value-type="float" office:value="0.583776772022247" calcext:value-type="float">
            <text:p>0.583776772022247</text:p>
          </table:table-cell>
          <table:table-cell office:value-type="float" office:value="0.509453058242798" calcext:value-type="float">
            <text:p>0.509453058242798</text:p>
          </table:table-cell>
        </table:table-row>
        <table:table-row table:style-name="ro1">
          <table:table-cell office:value-type="string" calcext:value-type="string">
            <text:p>19-2</text:p>
          </table:table-cell>
          <table:table-cell office:value-type="float" office:value="0.700234234333038" calcext:value-type="float">
            <text:p>0.700234234333038</text:p>
          </table:table-cell>
          <table:table-cell office:value-type="float" office:value="0.919236660003662" calcext:value-type="float">
            <text:p>0.919236660003662</text:p>
          </table:table-cell>
          <table:table-cell office:value-type="float" office:value="0.971635103225708" calcext:value-type="float">
            <text:p>0.971635103225708</text:p>
          </table:table-cell>
          <table:table-cell/>
        </table:table-row>
        <table:table-row table:style-name="ro1">
          <table:table-cell office:value-type="string" calcext:value-type="string">
            <text:p>22-2</text:p>
          </table:table-cell>
          <table:table-cell office:value-type="float" office:value="0.947470128536224" calcext:value-type="float">
            <text:p>0.947470128536224</text:p>
          </table:table-cell>
          <table:table-cell office:value-type="float" office:value="0.955696165561676" calcext:value-type="float">
            <text:p>0.955696165561676</text:p>
          </table:table-cell>
          <table:table-cell office:value-type="float" office:value="0.74400395154953" calcext:value-type="float">
            <text:p>0.74400395154953</text:p>
          </table:table-cell>
          <table:table-cell office:value-type="float" office:value="0.543504476547241" calcext:value-type="float">
            <text:p>0.543504476547241</text:p>
          </table:table-cell>
        </table:table-row>
        <table:table-row table:style-name="ro1">
          <table:table-cell office:value-type="string" calcext:value-type="string">
            <text:p>23-2</text:p>
          </table:table-cell>
          <table:table-cell office:value-type="float" office:value="0.724794149398804" calcext:value-type="float">
            <text:p>0.724794149398804</text:p>
          </table:table-cell>
          <table:table-cell office:value-type="float" office:value="0.685750901699066" calcext:value-type="float">
            <text:p>0.685750901699066</text:p>
          </table:table-cell>
          <table:table-cell office:value-type="float" office:value="0.278595596551895" calcext:value-type="float">
            <text:p>0.278595596551895</text:p>
          </table:table-cell>
          <table:table-cell office:value-type="float" office:value="0.688696146011353" calcext:value-type="float">
            <text:p>0.688696146011353</text:p>
          </table:table-cell>
        </table:table-row>
        <table:table-row table:style-name="ro1">
          <table:table-cell office:value-type="string" calcext:value-type="string">
            <text:p>24-2</text:p>
          </table:table-cell>
          <table:table-cell office:value-type="float" office:value="0.936198472976685" calcext:value-type="float">
            <text:p>0.936198472976685</text:p>
          </table:table-cell>
          <table:table-cell office:value-type="float" office:value="0.954745948314667" calcext:value-type="float">
            <text:p>0.954745948314667</text:p>
          </table:table-cell>
          <table:table-cell office:value-type="float" office:value="0.761470854282379" calcext:value-type="float">
            <text:p>0.761470854282379</text:p>
          </table:table-cell>
          <table:table-cell office:value-type="float" office:value="0.947485446929932" calcext:value-type="float">
            <text:p>0.947485446929932</text:p>
          </table:table-cell>
        </table:table-row>
        <table:table-row table:style-name="ro1">
          <table:table-cell office:value-type="string" calcext:value-type="string">
            <text:p>25-2</text:p>
          </table:table-cell>
          <table:table-cell office:value-type="float" office:value="0.282310307025909" calcext:value-type="float">
            <text:p>0.282310307025909</text:p>
          </table:table-cell>
          <table:table-cell office:value-type="float" office:value="0.470221638679504" calcext:value-type="float">
            <text:p>0.470221638679504</text:p>
          </table:table-cell>
          <table:table-cell office:value-type="float" office:value="0.828990757465363" calcext:value-type="float">
            <text:p>0.828990757465363</text:p>
          </table:table-cell>
          <table:table-cell/>
        </table:table-row>
        <table:table-row table:style-name="ro1">
          <table:table-cell office:value-type="string" calcext:value-type="string">
            <text:p>26-2</text:p>
          </table:table-cell>
          <table:table-cell office:value-type="float" office:value="0.548540830612183" calcext:value-type="float">
            <text:p>0.548540830612183</text:p>
          </table:table-cell>
          <table:table-cell office:value-type="float" office:value="0.936380624771118" calcext:value-type="float">
            <text:p>0.936380624771118</text:p>
          </table:table-cell>
          <table:table-cell office:value-type="float" office:value="0.969259679317474" calcext:value-type="float">
            <text:p>0.969259679317474</text:p>
          </table:table-cell>
          <table:table-cell/>
        </table:table-row>
        <table:table-row table:style-name="ro1">
          <table:table-cell office:value-type="string" calcext:value-type="string">
            <text:p>29-2</text:p>
          </table:table-cell>
          <table:table-cell office:value-type="float" office:value="0.932385385036469" calcext:value-type="float">
            <text:p>0.932385385036469</text:p>
          </table:table-cell>
          <table:table-cell office:value-type="float" office:value="0.929379463195801" calcext:value-type="float">
            <text:p>0.929379463195801</text:p>
          </table:table-cell>
          <table:table-cell office:value-type="float" office:value="0.339679658412933" calcext:value-type="float">
            <text:p>0.339679658412933</text:p>
          </table:table-cell>
          <table:table-cell office:value-type="float" office:value="0.881159007549286" calcext:value-type="float">
            <text:p>0.881159007549286</text:p>
          </table:table-cell>
        </table:table-row>
        <table:table-row table:style-name="ro1">
          <table:table-cell office:value-type="string" calcext:value-type="string">
            <text:p>30-2</text:p>
          </table:table-cell>
          <table:table-cell office:value-type="float" office:value="0.890468060970306" calcext:value-type="float">
            <text:p>0.890468060970306</text:p>
          </table:table-cell>
          <table:table-cell office:value-type="float" office:value="0.425495684146881" calcext:value-type="float">
            <text:p>0.425495684146881</text:p>
          </table:table-cell>
          <table:table-cell office:value-type="float" office:value="0.928595006465912" calcext:value-type="float">
            <text:p>0.928595006465912</text:p>
          </table:table-cell>
          <table:table-cell office:value-type="float" office:value="0.952969253063202" calcext:value-type="float">
            <text:p>0.952969253063202</text:p>
          </table:table-cell>
        </table:table-row>
        <table:table-row table:style-name="ro1">
          <table:table-cell office:value-type="string" calcext:value-type="string">
            <text:p>33-2</text:p>
          </table:table-cell>
          <table:table-cell office:value-type="float" office:value="0.955723524093628" calcext:value-type="float">
            <text:p>0.955723524093628</text:p>
          </table:table-cell>
          <table:table-cell office:value-type="float" office:value="0.971131205558777" calcext:value-type="float">
            <text:p>0.971131205558777</text:p>
          </table:table-cell>
          <table:table-cell office:value-type="float" office:value="0.688173294067383" calcext:value-type="float">
            <text:p>0.688173294067383</text:p>
          </table:table-cell>
          <table:table-cell/>
        </table:table-row>
        <table:table-row table:style-name="ro1">
          <table:table-cell office:value-type="string" calcext:value-type="string">
            <text:p>37-2</text:p>
          </table:table-cell>
          <table:table-cell office:value-type="float" office:value="0.949135541915894" calcext:value-type="float">
            <text:p>0.949135541915894</text:p>
          </table:table-cell>
          <table:table-cell office:value-type="float" office:value="0.956569135189056" calcext:value-type="float">
            <text:p>0.956569135189056</text:p>
          </table:table-cell>
          <table:table-cell office:value-type="float" office:value="0.903895139694214" calcext:value-type="float">
            <text:p>0.903895139694214</text:p>
          </table:table-cell>
          <table:table-cell office:value-type="float" office:value="0.62999826669693" calcext:value-type="float">
            <text:p>0.62999826669693</text:p>
          </table:table-cell>
        </table:table-row>
        <table:table-row table:style-name="ro1">
          <table:table-cell office:value-type="string" calcext:value-type="string">
            <text:p>38-2</text:p>
          </table:table-cell>
          <table:table-cell office:value-type="float" office:value="0.957128345966339" calcext:value-type="float">
            <text:p>0.957128345966339</text:p>
          </table:table-cell>
          <table:table-cell office:value-type="float" office:value="0.957955777645111" calcext:value-type="float">
            <text:p>0.957955777645111</text:p>
          </table:table-cell>
          <table:table-cell office:value-type="float" office:value="0.912040174007416" calcext:value-type="float">
            <text:p>0.912040174007416</text:p>
          </table:table-cell>
          <table:table-cell office:value-type="float" office:value="0.740296840667725" calcext:value-type="float">
            <text:p>0.740296840667725</text:p>
          </table:table-cell>
        </table:table-row>
        <table:table-row table:style-name="ro1">
          <table:table-cell office:value-type="string" calcext:value-type="string">
            <text:p>39-2</text:p>
          </table:table-cell>
          <table:table-cell office:value-type="float" office:value="0.948741793632507" calcext:value-type="float">
            <text:p>0.948741793632507</text:p>
          </table:table-cell>
          <table:table-cell office:value-type="float" office:value="0.957627713680267" calcext:value-type="float">
            <text:p>0.957627713680267</text:p>
          </table:table-cell>
          <table:table-cell office:value-type="float" office:value="0.905274868011475" calcext:value-type="float">
            <text:p>0.905274868011475</text:p>
          </table:table-cell>
          <table:table-cell office:value-type="float" office:value="0.82889449596405" calcext:value-type="float">
            <text:p>0.82889449596405</text:p>
          </table:table-cell>
        </table:table-row>
        <table:table-row table:style-name="ro2">
          <table:table-cell office:value-type="string" calcext:value-type="string">
            <text:p>40-2</text:p>
          </table:table-cell>
          <table:table-cell office:value-type="float" office:value="0.955286860466003" calcext:value-type="float">
            <text:p>0.955286860466003</text:p>
          </table:table-cell>
          <table:table-cell office:value-type="float" office:value="0.890259027481079" calcext:value-type="float">
            <text:p>0.890259027481079</text:p>
          </table:table-cell>
          <table:table-cell office:value-type="float" office:value="0.452615350484848" calcext:value-type="float">
            <text:p>0.452615350484848</text:p>
          </table:table-cell>
          <table:table-cell/>
        </table:table-row>
        <table:table-row table:style-name="ro1">
          <table:table-cell office:value-type="string" calcext:value-type="string">
            <text:p>41-2</text:p>
          </table:table-cell>
          <table:table-cell office:value-type="float" office:value="0.959770381450653" calcext:value-type="float">
            <text:p>0.959770381450653</text:p>
          </table:table-cell>
          <table:table-cell office:value-type="float" office:value="0.882317423820496" calcext:value-type="float">
            <text:p>0.882317423820496</text:p>
          </table:table-cell>
          <table:table-cell office:value-type="float" office:value="0.458478569984436" calcext:value-type="float">
            <text:p>0.458478569984436</text:p>
          </table:table-cell>
          <table:table-cell/>
        </table:table-row>
        <table:table-row table:style-name="ro1">
          <table:table-cell office:value-type="string" calcext:value-type="string">
            <text:p>42-2</text:p>
          </table:table-cell>
          <table:table-cell office:value-type="float" office:value="0.956852674484253" calcext:value-type="float">
            <text:p>0.956852674484253</text:p>
          </table:table-cell>
          <table:table-cell office:value-type="float" office:value="0.878333926200867" calcext:value-type="float">
            <text:p>0.878333926200867</text:p>
          </table:table-cell>
          <table:table-cell office:value-type="float" office:value="0.624590396881104" calcext:value-type="float">
            <text:p>0.624590396881104</text:p>
          </table:table-cell>
          <table:table-cell/>
        </table:table-row>
        <table:table-row table:style-name="ro1">
          <table:table-cell office:value-type="string" calcext:value-type="string">
            <text:p>43-2</text:p>
          </table:table-cell>
          <table:table-cell office:value-type="float" office:value="0.948845326900482" calcext:value-type="float">
            <text:p>0.948845326900482</text:p>
          </table:table-cell>
          <table:table-cell office:value-type="float" office:value="0.95468932390213" calcext:value-type="float">
            <text:p>0.95468932390213</text:p>
          </table:table-cell>
          <table:table-cell office:value-type="float" office:value="0.860304772853851" calcext:value-type="float">
            <text:p>0.860304772853851</text:p>
          </table:table-cell>
          <table:table-cell office:value-type="float" office:value="0.581721961498261" calcext:value-type="float">
            <text:p>0.581721961498261</text:p>
          </table:table-cell>
        </table:table-row>
        <table:table-row table:style-name="ro1">
          <table:table-cell office:value-type="string" calcext:value-type="string">
            <text:p>46-2</text:p>
          </table:table-cell>
          <table:table-cell office:value-type="float" office:value="0.762964963912964" calcext:value-type="float">
            <text:p>0.762964963912964</text:p>
          </table:table-cell>
          <table:table-cell office:value-type="float" office:value="0.79699844121933" calcext:value-type="float">
            <text:p>0.79699844121933</text:p>
          </table:table-cell>
          <table:table-cell office:value-type="float" office:value="0.946752429008484" calcext:value-type="float">
            <text:p>0.9467524290084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33:42.605182798</meta:creation-date>
    <dc:date>2024-12-24T17:59:18.644463316</dc:date>
    <meta:editing-duration>PT37M19S</meta:editing-duration>
    <meta:editing-cycles>1</meta:editing-cycles>
    <meta:document-statistic meta:table-count="1" meta:cell-count="96" meta:object-count="0"/>
    <meta:generator>LibreOffice/7.3.7.2$Linux_X86_64 LibreOffice_project/30$Build-2</meta:generator>
  </office:meta>
</office:document-meta>
</file>